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Controller.cookie( @ CookieValue ( name = COOKIE_NAME , defaultValue = "NA" ) String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WebClientBuilderTests.postResponse( WebClient client , String url ,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MvcWebClientBuilderTests.cookieManagerSha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MvcWebClientBuilderTests.mockMvcSetupWithCustomWebClien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MvcWebClientBuilderTests.mockMvcSetupWithDefaultWebClien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okieController.deleteCookie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MvcWebClientBuilderTests.createResponse( WebClient client , Web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WebClientBuilderTests.getResponse( WebClient client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WebClientBuilderTests.cookiesAreMana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MvcWebClientBuilderTests.MockMvcWebClientBuilderTests( WebApplicationContext wa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Controller.setCookie( @ RequestParam String cookie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WebClientBuilderTests.mockMvcSetup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athController.contextPath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WebClientBuilderTests.deleteResponse( WebClient client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WebClientBuilderTests.assertMockMvcUsed( WebClient client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WebClientBuilderTests.webAppContextSetup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